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D00000295C45AD97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7.846cm" svg:x="0.06cm" svg:y="1.605cm">
          <draw:image xlink:href="Pictures/100000000000040D00000295C45AD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1T16:29:57.362918491</dc:date>
    <meta:editing-duration>P0D</meta:editing-duration>
    <meta:editing-cycles>2</meta:editing-cycles>
    <meta:generator>LibreOffice/4.1.6.2$Linux_X86_64 LibreOffice_project/410m0$Build-2</meta:generator>
    <meta:document-statistic meta:object-count="26"/>
  </office:meta>
</office:document-meta>
</file>